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76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35.44mm"/>
    </style:style>
    <style:style style:name="co8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ackground-color="#333333"/>
      <style:text-properties fo:color="#ffffff"/>
    </style:style>
    <style:style style:name="ce8" style:family="table-cell" style:parent-style-name="Default">
      <style:table-cell-properties fo:background-color="#666666"/>
      <style:text-properties fo:color="#ffffff"/>
    </style:style>
    <style:style style:name="ce9" style:family="table-cell" style:parent-style-name="Default">
      <style:table-cell-properties fo:background-color="#666666"/>
      <style:text-properties fo:color="#00ff00"/>
    </style:style>
    <style:style style:name="ce10" style:family="table-cell" style:parent-style-name="Default">
      <style:text-properties fo:color="#008000"/>
    </style:style>
    <style:style style:name="ce1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13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14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5" style:family="table-cell" style:parent-style-name="Default">
      <style:table-cell-properties fo:background-color="#00ff00"/>
      <style:text-properties fo:color="#008000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00ffff" fo:border="3pt solid #0099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12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3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#Key#</text:p>
          </table:table-cell>
          <table:table-cell table:style-name="ce7" table:number-columns-repeated="2"/>
          <table:table-cell table:style-name="ce7" office:value-type="string" calcext:value-type="string">
            <text:p>#FolderPath#</text:p>
          </table:table-cell>
          <table:table-cell table:style-name="ce7" office:value-type="string" calcext:value-type="string">
            <text:p>#Filename1#</text:p>
          </table:table-cell>
          <table:table-cell table:style-name="ce7" office:value-type="string" calcext:value-type="string">
            <text:p>#Filename2#</text:p>
          </table:table-cell>
          <table:table-cell table:style-name="ce7" office:value-type="string" calcext:value-type="string">
            <text:p>#Filename3#</text:p>
          </table:table-cell>
          <table:table-cell table:style-name="ce7" office:value-type="string" calcext:value-type="string">
            <text:p>#Filename4#</text:p>
          </table:table-cell>
          <table:table-cell table:style-name="ce7" office:value-type="string" calcext:value-type="string">
            <text:p>#Filename5#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OMMENT1</text:p>
          </table:table-cell>
          <table:table-cell table:style-name="ce10" table:number-columns-repeated="2"/>
          <table:table-cell table:style-name="ce15" office:value-type="string" calcext:value-type="string">
            <text:p>Please, Change your folder</text:p>
          </table:table-cell>
          <table:table-cell table:style-name="ce15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 table:style-name="ce10"/>
          <table:table-cell office:value-type="string" calcext:value-type="string">
            <text:p>信頼のおけるフォルダー</text:p>
          </table:table-cell>
          <table:table-cell table:style-name="ce16" office:value-type="string" calcext:value-type="string">
            <text:p>C:\Users\Takahashi\Documents\muzudho\Unity\KifuwarabeFighter2\KifuwarabeFighter2\</text:p>
          </table:table-cell>
          <table:table-cell table:style-name="ce10" table:number-columns-repeated="4"/>
          <table:table-cell/>
        </table:table-row>
        <table:table-row table:style-name="ro1">
          <table:table-cell table:number-columns-repeated="2"/>
          <table:table-cell table:style-name="ce10" table:number-columns-repeated="7"/>
          <table:table-cell/>
        </table:table-row>
        <table:table-row table:style-name="ro1">
          <table:table-cell/>
          <table:table-cell table:style-name="ce9" office:value-type="string" calcext:value-type="string">
            <text:p>COMMENT2</text:p>
          </table:table-cell>
          <table:table-cell table:style-name="ce10" table:number-columns-repeated="7"/>
          <table:table-cell/>
        </table:table-row>
        <table:table-row table:style-name="ro1">
          <table:table-cell/>
          <table:table-cell office:value-type="string" calcext:value-type="string">
            <text:p>output_file</text:p>
          </table:table-cell>
          <table:table-cell table:number-columns-repeated="6"/>
          <table:table-cell table:style-name="ce17" office:value-type="string" calcext:value-type="string">
            <text:p>AnimationControllerData</text:p>
          </table:table-cell>
          <table:table-cell office:value-type="string" calcext:value-type="string">
            <text:p>.ods</text:p>
          </table:table-cell>
        </table:table-row>
        <table:table-row table:style-name="ro1">
          <table:table-cell table:number-columns-repeated="2"/>
          <table:table-cell table:style-name="ce10" table:number-columns-repeated="7"/>
          <table:table-cell/>
        </table:table-row>
        <table:table-row table:style-name="ro2">
          <table:table-cell/>
          <table:table-cell table:style-name="ce9" office:value-type="string" calcext:value-type="string">
            <text:p>COMMENT3</text:p>
          </table:table-cell>
          <table:table-cell table:style-name="ce11" office:value-type="string" calcext:value-type="string">
            <text:p>Required File (必要なファイル)</text:p>
          </table:table-cell>
          <table:table-cell table:style-name="ce10" table:number-columns-repeated="6"/>
          <table:table-cell/>
        </table:table-row>
        <table:table-row table:style-name="ro1">
          <table:table-cell/>
          <table:table-cell table:style-name="ce9" office:value-type="string" calcext:value-type="string">
            <text:p>COMMENT4</text:p>
          </table:table-cell>
          <table:table-cell office:value-type="string" calcext:value-type="string">
            <text:p>There is exported files used by StellaQL</text:p>
          </table:table-cell>
          <table:table-cell table:style-name="ce10" table:number-columns-repeated="5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MMENT5</text:p>
          </table:table-cell>
          <table:table-cell office:value-type="string" calcext:value-type="string">
            <text:p>StellaQLを使ってエクスポートしておいてください。</text:p>
          </table:table-cell>
          <table:table-cell table:style-name="ce10" table:number-columns-repeated="5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MMENT6</text:p>
          </table:table-cell>
          <table:table-cell table:style-name="ce10" table:number-columns-repeated="4"/>
          <table:table-cell table:style-name="ce15" office:value-type="string" calcext:value-type="string">
            <text:p>Please, Change your Animation Controller Nam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MON1</text:p>
          </table:table-cell>
          <table:table-cell table:number-columns-repeated="3"/>
          <table:table-cell office:value-type="string" calcext:value-type="string">
            <text:p>_log_(</text:p>
          </table:table-cell>
          <table:table-cell table:style-name="ce16" office:value-type="string" calcext:value-type="string">
            <text:p>AniCon@Char3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.cs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OMMENT7</text:p>
          </table:table-cell>
          <table:table-cell table:number-columns-repeated="6"/>
          <table:table-cell table:style-name="ce10" office:value-type="string" calcext:value-type="string">
            <text:p>File and sheet nam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17" office:value-type="string" calcext:value-type="string">
            <text:p>parame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eters_def</text:p>
          </table:table-cell>
          <table:table-cell table:number-columns-repeated="6"/>
          <table:table-cell table:style-name="ce17" office:value-type="string" calcext:value-type="string">
            <text:p>parameters_d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17" office:value-type="string" calcext:value-type="string">
            <text:p>lay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ers_def</text:p>
          </table:table-cell>
          <table:table-cell table:number-columns-repeated="6"/>
          <table:table-cell table:style-name="ce17" office:value-type="string" calcext:value-type="string">
            <text:p>layers_d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17" office:value-type="string" calcext:value-type="string">
            <text:p>stateMach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achines_def</text:p>
          </table:table-cell>
          <table:table-cell table:number-columns-repeated="6"/>
          <table:table-cell table:style-name="ce17" office:value-type="string" calcext:value-type="string">
            <text:p>stateMachines_d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17" office:value-type="string" calcext:value-type="string">
            <text:p>sta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s_def</text:p>
          </table:table-cell>
          <table:table-cell table:number-columns-repeated="6"/>
          <table:table-cell table:style-name="ce17" office:value-type="string" calcext:value-type="string">
            <text:p>states_d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17" office:value-type="string" calcext:value-type="string">
            <text:p>transi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tions_def</text:p>
          </table:table-cell>
          <table:table-cell table:number-columns-repeated="6"/>
          <table:table-cell table:style-name="ce17" office:value-type="string" calcext:value-type="string">
            <text:p>transitions_d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17" office:value-type="string" calcext:value-type="string">
            <text:p>condi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s_def</text:p>
          </table:table-cell>
          <table:table-cell table:number-columns-repeated="6"/>
          <table:table-cell table:style-name="ce17" office:value-type="string" calcext:value-type="string">
            <text:p>conditions_d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17" office:value-type="string" calcext:value-type="string">
            <text:p>posi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itions_def</text:p>
          </table:table-cell>
          <table:table-cell table:number-columns-repeated="6"/>
          <table:table-cell table:style-name="ce17" office:value-type="string" calcext:value-type="string">
            <text:p>positions_def</text:p>
          </table:table-cell>
          <table:table-cell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12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3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/>
        </table:table-row>
        <table:table-row table:style-name="ro2">
          <table:table-cell table:style-name="ce11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8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8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6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6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6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6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6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6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6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6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12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3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5" table:number-columns-repeated="3"/>
          <table:table-cell table:style-name="ce13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/>
        </table:table-row>
        <table:table-row table:style-name="ro2">
          <table:table-cell/>
          <table:table-cell table:style-name="ce11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8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8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6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6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6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6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6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6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6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6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6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6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6:36:39.13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08:03:50.385000000</dc:date>
    <meta:editing-duration>P1DT9H38M20S</meta:editing-duration>
    <meta:editing-cycles>1249</meta:editing-cycles>
    <meta:generator>LibreOffice/5.2.5.1$Windows_x86 LibreOffice_project/0312e1a284a7d50ca85a365c316c7abbf20a4d22</meta:generator>
    <meta:document-statistic meta:table-count="3" meta:cell-count="14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 as Object ' シート
	Dim oSheets As Object ' シートのリスト
	Dim sheetName As String ' シートの名前
	Dim oDoc As Object ' 新しいブック
	Dim Dummy() ' 使わない引数に
	Dim filePaths (14) As String
	Dim sheetNames (14) As String
	Dim newFileName As String
	
	' アクティブ・シートを取得
	oSheet = ThisComponent.GetCurrentController.ActiveSheet
		
	Dim headerRow_0conf As Integer
	Dim keyField_0conf As Integer
	Dim folderpathField_0conf As Integer
	Dim filename1Field_0conf As Integer
	Dim filename2Field_0conf As Integer
	Dim filename3Field_0conf As Integer
	Dim filename4Field_0conf As Integer
	Dim filename5Field_0conf As Integer
	headerRow_0conf = 11-1 ' 行番号は 0 スタートなので 1 引く
	keyField_0conf			= Utility.ColumnOf( "#Key#"			, oSheet, headerRow_0conf, 0, 1000 )
	folderpathField_0conf	= Utility.ColumnOf( "#FolderPath#"	, oSheet, headerRow_0conf, 0, 1000 )
	filename1Field_0conf	= Utility.ColumnOf( "#Filename1#"	, oSheet, headerRow_0conf, 0, 1000 )
	filename2Field_0conf	= Utility.ColumnOf( "#Filename2#"	, oSheet, headerRow_0conf, 0, 1000 )
	filename3Field_0conf	= Utility.ColumnOf( "#Filename3#"	, oSheet, headerRow_0conf, 0, 1000 )
	filename4Field_0conf	= Utility.ColumnOf( "#Filename4#"	, oSheet, headerRow_0conf, 0, 1000 )
	filename5Field_0conf	= Utility.ColumnOf( "#Filename5#"	, oSheet, headerRow_0conf, 0, 1000 )

	Dim folder As String ' 信頼のおけるディレクトリ
	' フォルダーパス（ 末尾は \ ）
	folder = Utility.VLookup( "folder", oSheet, keyField_0conf, folderpathField_0conf )

	' シート名	
	sheetNames(0) = Utility.VLookup( "parameters"				, oSheet, keyField_0conf, filename4Field_0conf ) ' parameters
	sheetNames(1) = Utility.VLookup( "parameters_def"		, oSheet, keyField_0conf, filename4Field_0conf ) ' parameters_def
	sheetNames(2) = Utility.VLookup( "layers"						, oSheet, keyField_0conf, filename4Field_0conf ) ' 以下略
	sheetNames(3) = Utility.VLookup( "layers_def"				, oSheet, keyField_0conf, filename4Field_0conf )
	sheetNames(4) = Utility.VLookup( "stateMachines"			, oSheet, keyField_0conf, filename4Field_0conf )
	sheetNames(5) = Utility.VLookup( "stateMachines_def"	, oSheet, keyField_0conf, filename4Field_0conf )
	sheetNames(6) = Utility.VLookup( "states"					, oSheet, keyField_0conf, filename4Field_0conf )
	sheetNames(7) = Utility.VLookup( "states_def"				, oSheet, keyField_0conf, filename4Field_0conf )
	sheetNames(8) = Utility.VLookup( "transitions"				, oSheet, keyField_0conf, filename4Field_0conf )
	sheetNames(9) = Utility.VLookup( "transitions_def"			, oSheet, keyField_0conf, filename4Field_0conf )
	sheetNames(10) = Utility.VLookup( "conditions"				, oSheet, keyField_0conf, filename4Field_0conf )
	sheetNames(11) = Utility.VLookup( "conditions_def"		, oSheet, keyField_0conf, filename4Field_0conf )
	sheetNames(12) = Utility.VLookup( "positions"				, oSheet, keyField_0conf, filename4Field_0conf )
	sheetNames(13) = Utility.VLookup( "positions_def"			, oSheet, keyField_0conf, filename4Field_0conf )

	Dim filename123_0conf As String
	filename123_0conf = 								Utility.VLookup( "COMMON1"	, oSheet, keyField_0conf, filename1Field_0conf )
	filename123_0conf = filename123_0conf &amp; Utility.VLookup( "COMMON1"	, oSheet, keyField_0conf, filename2Field_0conf )
	filename123_0conf = filename123_0conf &amp; Utility.VLookup( "COMMON1"	, oSheet, keyField_0conf, filename3Field_0conf )
	Dim filename5_0conf As String
	filename5_0conf = 									Utility.VLookup( "COMMON1"	, oSheet, keyField_0conf, filename5Field_0conf )

	' ファイルパスを読取
	Dim loopCounter As Integer
	For loopCounter = 0 To 13
		filePaths( loopCounter ) = folder &amp; filename123_0conf &amp; Utility.VLookup( sheetNames( loopCounter )	, oSheet, keyField_0conf, filename4Field_0conf ) &amp; filename5_0conf
	Next

	' 出力ファイル名を読取
	newFileName = Utility.VLookup( "output_file", oSheet, keyField_0conf, filename4Field_0conf ) &amp; Utility.VLookup( "output_file", oSheet, keyField_0conf, filename5Field_0conf ) ' "AnimationControllerData.ods"
	
	oDoc = StarDesktop.loadComponentFromURL("private:factory/scalc", "_blank", 0, Dummy()) ' ブックを新規作成
	oSheets = oDoc.getSheets() ' シートのリストを取得
	
	'--------------------------------------------------------------------------------
	' 最初からあるシートを名前変更
	
	oSheet=oDoc.Sheets(0)
	oSheet.Name=sheetNames(0)
	
	'作成したシートへの書込
	ReadCsv( oDoc, filePaths(0), oSheet) ' CSV読込
	
	'--------------------------------------------------------------------------------
	' ２つ目のシートを作成
	
	sheetName = sheetNames(1)
	
	' シートを追加
	if oSheets.hasByName(sheetName) = false then
		oSheets.insertNewByName(sheetName,1)
	end if
	oSheet = oSheets.getByName(sheetName)
	
	'作成したシートへの書込
	ReadCsv( oDoc, filePaths(1), oSheet) ' CSV読込
	
	'--------------------------------------------------------------------------------
	' ３つ目以降のシートを作成
	
	Dim index As Integer
	
	For index = 2 To 13
	
		sheetName = sheetNames(index)
		
		' シートを追加
		if oSheets.hasByName(sheetName) = false then
			oSheets.insertNewByName(sheetName,index)
		end if
		oSheet = oSheets.getByName(sheetName)
		
		'作成したシートへの書込
		ReadCsv( oDoc, filePaths(index), oSheet) ' CSV読込
	
	Next
	
	'--------------------------------------------------------------------------------
	'C:test.odsとして保存
	oDoc.storeAsURL(ConvertToUrl( folder &amp; newFileName), Dummy())
	
	'ファイルを閉じる
	oDoc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